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, Helvetica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 style:list-style-name="L1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505050" loext:opacity="100%" style:font-name="inherit" fo:font-size="12pt" fo:letter-spacing="normal" fo:font-style="italic" fo:font-weight="normal"/>
    </style:style>
    <style:style style:name="P2" style:family="paragraph" style:parent-style-name="Text_20_body" style:list-style-name="L1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0.5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font-size="10.5pt"/>
    </style:style>
    <style:style style:name="P6" style:family="paragraph" style:parent-style-name="Standard">
      <style:paragraph-properties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weight="bold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color="#505050" loext:opacity="100%" style:font-name="inherit" fo:font-size="12pt" fo:letter-spacing="normal" fo:font-style="italic" fo:font-weight="bold" loext:padding="0cm" loext:border="none"/>
    </style:style>
    <style:style style:name="T4" style:family="text">
      <style:text-properties fo:color="#505050" loext:opacity="100%" style:font-name="inherit" fo:font-size="12pt" fo:letter-spacing="normal" fo:font-style="italic" fo:font-weight="bold" officeooo:rsid="0011c73f" loext:padding="0cm" loext:border="none"/>
    </style:style>
    <style:style style:name="T5" style:family="text">
      <style:text-properties fo:color="#505050" loext:opacity="100%" fo:font-family="Roboto, sans-serif" fo:font-size="12pt" fo:letter-spacing="normal" fo:font-style="italic" fo:font-weight="normal" loext:padding="0cm" loext:border="none"/>
    </style:style>
    <style:style style:name="T6" style:family="text">
      <style:text-properties fo:color="#505050" loext:opacity="100%" style:font-name="inherit" fo:font-size="12pt" fo:letter-spacing="normal" fo:font-style="italic" fo:font-weight="normal" loext:padding="0cm" loext:border="none"/>
    </style:style>
    <style:style style:name="T7" style:family="text">
      <style:text-properties fo:font-size="10.5pt"/>
    </style:style>
    <style:style style:name="T8" style:family="text">
      <style:text-properties fo:font-size="10.5pt" fo:font-style="italic"/>
    </style:style>
    <style:style style:name="T9" style:family="text">
      <style:text-properties fo:color="#000000" loext:opacity="100%" fo:font-size="10.5pt"/>
    </style:style>
    <style:style style:name="T10" style:family="text">
      <style:text-properties fo:color="#000000" loext:opacity="100%"/>
    </style:style>
    <style:style style:name="T11" style:family="text">
      <style:text-properties fo:font-style="italic"/>
    </style:style>
    <style:style style:name="T12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italic" fo:font-weight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06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 frontières du numérique, l’autre n’est toujours pas une donnée</text:h>
      <text:list text:style-name="L1">
        <text:list-header>
          <text:p text:style-name="P1"><text:span text:style-name="T1">Franck RENUCCI</text:span><text:span text:style-name="T2">, Université de Toulon, France</text:span></text:p>
          <text:p text:style-name="P2"><text:span text:style-name="T3">Benoît L</text:span><text:span text:style-name="T4">E </text:span><text:span text:style-name="T4">BLANC</text:span><text:span text:style-name="T5">, </text:span><text:span text:style-name="T6">ENSC (Ecole nationale supérieur de cognitique), Talence, France</text:span></text:p>
        </text:list-header>
      </text:list>
      <text:p text:style-name="Text_20_body"/>
      <text:p text:style-name="P3"><text:span text:style-name="T7">A la lumière d’une relecture, dix ans après du numéro 68 de la revue Hermès, </text:span><text:span text:style-name="T8">l’Autre n’est pas une donnée</text:span><text:span text:style-name="T7">, nous proposons en 2025, de poser à nouveau la question suivante : aux frontières actuelles du numérique, où se situe et quel rôle a cet autre qui échappe toujours à la réduction d’une simple donnée ?</text:span></text:p>
      <text:p text:style-name="P4"/>
      <text:p text:style-name="P3"><text:span text:style-name="T7">N</text:span><text:span text:style-name="T9">ous étudierons</text:span><text:span text:style-name="T10"> </text:span><text:span text:style-name="T9">les enjeux d’une anthropomorphisation excessive en </text:span><text:span text:style-name="T7">n</text:span><text:span text:style-name="T9">ous appuyant sur des travaux interrogeant les innovations contemporaines - telles que les robots conversationnels, la reconnaissance faciale, l'intelligence émotionnelle- en lien avec des éléments fondamentaux de l’expérience humaine : la voix, le visage, les émotions.</text:span></text:p>
      <text:p text:style-name="P5"/>
      <text:p text:style-name="P3"><text:span text:style-name="T9">En parlant aux machines, perdrions-nous notre humanité ?</text:span><text:span text:style-name="T10"> </text:span><text:span text:style-name="T9">Quelles distinctions subsistent entre la voix</text:span> <text:span text:style-name="T7">d’un agent conversationnel et celle d’un être humain ? </text:span><text:span text:style-name="T10"> </text:span><text:span text:style-name="T7">Une caméra dotée de reconnaissance faciale ne réduirait-elle pas, ne simplifie-t-elle pas la complexité d'un visage pour un humain  ? L’intelligence émotionnelle d’aujourd’hui peut-elle saisir la profondeurs et le rôle des émotions ou n’est-elle qu’une simplification de plus réduisant le sujet à un objet facilement contrôlable ? </text:span></text:p>
      <text:p text:style-name="P5"/>
      <text:p text:style-name="P3"><text:span text:style-name="T9">Quelles pourraient-être les conséquences de de cette simplification pour les relations humaines ? </text:span> <text:span text:style-name="T7">L</text:span><text:span text:style-name="T9">es interactions avec les agents artificiels permettent-elles de dépasser </text:span><text:span text:style-name="T10"> </text:span><text:span text:style-name="T9">les incommunications entre les humains ou favorisent-elles au contraire l’acommunication au sens ou l’entend Dominique Wolton ? En ce sens, </text:span><text:span text:style-name="T7">les incommunications proprement « humaines » diffèrent-elles de celles que nous pourrions entretenir avec des machines ? Dès lors la question n’est-elle pas fondamentalement d'ordre  politique et n’interrogerait-elle en fait "le temps (qui) n’est pas le fait d’un sujet isolé et seul mais qu’il est la relation même du sujet avec autrui » (Levinas) ?</text:span></text:p>
      <text:p text:style-name="P6"/>
      <text:p text:style-name="P6"/>
      <text:p text:style-name="P7">Repères bibliographiques</text:p>
      <text:p text:style-name="P3"/>
      <text:p text:style-name="P3">BESNIER, J.-M. (2019), « L’incommunication comme résistance » Hermès, n° 84, p. 28-30.</text:p>
      <text:p text:style-name="P3">DAMASIO, A. (2021), <text:span text:style-name="T11">Sentir et savoir. Une nouvelle théorie de la conscience</text:span>, Paris, Odile Jacob.</text:p>
      <text:p text:style-name="P3">DOMENGET, J.-C, MIEGE, B., PELISSIER, N. (dir.). (2017), <text:span text:style-name="T11">Temps et temporalités en information-communication : des concepts aux méthodes</text:span>, Paris, L’Harmattan.</text:p>
      <text:p text:style-name="P3">LEVINAS, E. (1983, 2014). Le temps et l’autre, Paris, PUF, coll. « Quadrige ».</text:p>
      <text:p text:style-name="P3">RENUCCI Franck, Benoît LE BLANC et Samuel LEPASTIER (2014), <text:span text:style-name="T11">L’Autre n’est pas une donnée. Altérités, corps, artefacts</text:span>, Hermès, La Revue, CNRS Éditions, 68.</text:p>
      <text:p text:style-name="P3">TURKLE Sherry (2020), <text:span text:style-name="T11">Les yeux dans les yeux : le pouvoir de la conversation à l’heure du numérique</text:span>, Paris, Actes Sud.</text:p>
      <text:p text:style-name="P8"><text:span text:style-name="T12">WOLTON, D. (2021), Une théorie politique de la communication : </text:span><text:a xlink:type="simple" xlink:href="https://www.wolton.cnrs.fr/une-theorie-politique-dela-" office:target-frame-name="_blank" xlink:show="new" text:style-name="Internet_20_link" text:visited-style-name="Visited_20_Internet_20_Link"><text:span text:style-name="T13">https://www.wolton.cnrs.fr/</text:span></text:a><text:span text:style-name="T12"> communication/</text:span></text:p>
      <text:p text:style-name="P3">Comité national pilote d’éthique du numérique (CNPEN), Germain, É., Kirchner, C. et Tessier, C. (dir.) (2022). <text:span text:style-name="T11">Pour une éthique du numérique</text:span>. Presses Universitaires de France. </text:p>
      <text:p text:style-name="P8"><text:span text:style-name="T14">Faire face</text:span><text:span text:style-name="T15">. </text:span><text:span text:style-name="T14">Les cahiers de médiologie</text:span><text:span text:style-name="T15">, 15, 1, 2003, </text:span><text:a xlink:type="simple" xlink:href="http://shs.cairn.info/revue-les-cahiers-de-mediologie-2003-1?lang=fr" office:target-frame-name="_blank" xlink:show="new" text:style-name="Internet_20_link" text:visited-style-name="Visited_20_Internet_20_Link"><text:span text:style-name="T13">shs.cairn.info/revue-les-</text:span></text:a><text:span text:style-name="T15">.</text:span></text:p>
      <text:p text:style-name="P8"><text:span text:style-name="T12">GENIC- Ethique et numérique en Information-communication- Carnet hypothéses </text:span><text:a xlink:type="simple" xlink:href="https://genic.hypotheses.org/a-propos" office:target-frame-name="_blank" xlink:show="new" text:style-name="Internet_20_link" text:visited-style-name="Visited_20_Internet_20_Link"><text:span text:style-name="T13">https://genic.hypotheses.org/</text:span></text:a><text:span text:style-name="T12">  </text:span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, Helvetica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07:05:04.750299000</meta:creation-date>
    <dc:date>2025-08-12T07:12:09.597730000</dc:date>
    <meta:editing-duration>PT7M4S</meta:editing-duration>
    <meta:editing-cycles>2</meta:editing-cycles>
    <meta:generator>LibreOffice/25.2.3.2$MacOSX_AARCH64 LibreOffice_project/bbb074479178df812d175f709636b368952c2ce3</meta:generator>
    <meta:print-date>2025-08-12T07:09:56.871271000</meta:print-date>
    <meta:printed-by>Fichiers PDF</meta:printed-by>
    <meta:document-statistic meta:table-count="0" meta:image-count="0" meta:object-count="0" meta:page-count="2" meta:paragraph-count="18" meta:word-count="460" meta:character-count="3167" meta:non-whitespace-character-count="2718"/>
  </office:meta>
</office:document-meta>
</file>